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57ff8" officeooo:paragraph-rsid="00057ff8"/>
    </style:style>
    <style:style style:name="P2" style:family="paragraph" style:parent-style-name="Standard" style:list-style-name="L1">
      <style:text-properties fo:font-variant="normal" fo:text-transform="none" fo:color="#000000" loext:opacity="100%" style:font-name="Verdana" fo:font-size="12pt" fo:letter-spacing="normal" fo:font-style="normal" fo:font-weight="normal" officeooo:rsid="00057ff8" officeooo:paragraph-rsid="00057ff8"/>
    </style:style>
    <style:style style:name="P3" style:family="paragraph" style:parent-style-name="Standard" style:list-style-name="L1">
      <style:text-properties fo:color="#000000" loext:opacity="100%" style:font-name="Verdana" style:text-underline-style="solid" style:text-underline-width="auto" style:text-underline-color="font-color" fo:font-weight="bold" officeooo:rsid="00057ff8" officeooo:paragraph-rsid="00057ff8" style:font-weight-asian="bold" style:font-weight-complex="bold"/>
    </style:style>
    <style:style style:name="P4" style:family="paragraph" style:parent-style-name="Standard" style:list-style-name="L1">
      <style:text-properties fo:color="#000000" loext:opacity="100%" style:font-name="Verdana" officeooo:rsid="00057ff8" officeooo:paragraph-rsid="00057ff8"/>
    </style:style>
    <style:style style:name="P5" style:family="paragraph" style:parent-style-name="Standard" style:list-style-name="L1">
      <style:text-properties fo:color="#000000" loext:opacity="100%" style:font-name="Verdana" officeooo:rsid="000753fc" officeooo:paragraph-rsid="000753fc"/>
    </style:style>
    <style:style style:name="P6" style:family="paragraph" style:parent-style-name="Standard" style:list-style-name="L1">
      <style:text-properties fo:color="#000000" loext:opacity="100%" style:font-name="Verdana" officeooo:rsid="00078d66" officeooo:paragraph-rsid="00078d66"/>
    </style:style>
    <style:style style:name="P7" style:family="paragraph" style:parent-style-name="Standard" style:list-style-name="L1">
      <style:text-properties fo:color="#000000" loext:opacity="100%" style:font-name="Verdana" officeooo:rsid="00092302" officeooo:paragraph-rsid="00092302"/>
    </style:style>
    <style:style style:name="P8" style:family="paragraph" style:parent-style-name="Standard" style:list-style-name="L1">
      <style:text-properties fo:color="#000000" loext:opacity="100%" style:font-name="Verdana" officeooo:rsid="0009907e" officeooo:paragraph-rsid="0009907e"/>
    </style:style>
    <style:style style:name="P9" style:family="paragraph" style:parent-style-name="Standard" style:list-style-name="L1">
      <style:text-properties fo:color="#000000" loext:opacity="100%" style:font-name="Verdana" officeooo:rsid="00093b42" officeooo:paragraph-rsid="00093b42"/>
    </style:style>
    <style:style style:name="P10" style:family="paragraph" style:parent-style-name="Standard" style:list-style-name="L1">
      <style:text-properties fo:color="#000000" loext:opacity="100%" style:font-name="Verdana" officeooo:rsid="000b021f" officeooo:paragraph-rsid="000b021f"/>
    </style:style>
    <style:style style:name="T1" style:family="text">
      <style:text-properties officeooo:rsid="00078d66"/>
    </style:style>
    <style:style style:name="T2" style:family="text">
      <style:text-properties officeooo:rsid="00093b42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8819732" text:style-name="L1">
        <text:list-item>
          <text:p text:style-name="P3">Team list</text:p>
          <text:list>
            <text:list-item>
              <text:p text:style-name="P4">Jessica</text:p>
            </text:list-item>
            <text:list-item>
              <text:p text:style-name="P4">Jeremy</text:p>
            </text:list-item>
            <text:list-item>
              <text:p text:style-name="P2">Dwayne </text:p>
            </text:list-item>
            <text:list-item>
              <text:p text:style-name="P4">Lamar(Lead)</text:p>
              <text:p text:style-name="P4"/>
            </text:list-item>
          </text:list>
        </text:list-item>
        <text:list-item>
          <text:p text:style-name="P3">General Description</text:p>
          <text:list>
            <text:list-item>
              <text:p text:style-name="P4">Ski Resort</text:p>
              <text:list>
                <text:list-item>
                  <text:p text:style-name="P5">A fun place for all ages to get away from the husle and busle of everyday life and enjoy a stress free environment.</text:p>
                </text:list-item>
                <text:list-item>
                  <text:p text:style-name="P5">We offer a range of services both on season Nov-March and off season services like:</text:p>
                  <text:list>
                    <text:list-item>
                      <text:p text:style-name="P5">skiing</text:p>
                    </text:list-item>
                    <text:list-item>
                      <text:p text:style-name="P5">spa</text:p>
                    </text:list-item>
                    <text:list-item>
                      <text:p text:style-name="P5">hiking</text:p>
                    </text:list-item>
                    <text:list-item>
                      <text:p text:style-name="P6">bike trails</text:p>
                    </text:list-item>
                    <text:list-item>
                      <text:p text:style-name="P6">snowboarding</text:p>
                    </text:list-item>
                    <text:list-item>
                      <text:p text:style-name="P6">lodging</text:p>
                    </text:list-item>
                  </text:list>
                </text:list-item>
              </text:list>
            </text:list-item>
            <text:list-item>
              <text:p text:style-name="P5">Booking</text:p>
              <text:list>
                <text:list-item>
                  <text:p text:style-name="P4">Customers can book a stay at the resort either for the day or within a range of days</text:p>
                </text:list-item>
                <text:list-item>
                  <text:p text:style-name="P4">Customers can have an account</text:p>
                  <text:list>
                    <text:list-item>
                      <text:p text:style-name="P5">If they have an account then the booking form will pre-fill in their general data</text:p>
                    </text:list-item>
                  </text:list>
                </text:list-item>
                <text:list-item>
                  <text:p text:style-name="P5">Customers can book without an account</text:p>
                  <text:list>
                    <text:list-item>
                      <text:p text:style-name="P5">If they do not have an account they will have to manually fill in their personal data for the booking</text:p>
                    </text:list-item>
                  </text:list>
                </text:list-item>
                <text:list-item>
                  <text:p text:style-name="P5">All customers have an userID that is sorted by the candidate keys (username/email)</text:p>
                </text:list-item>
                <text:list-item>
                  <text:p text:style-name="P5">When booking <text:span text:style-name="T1">a specific booking the booking is assigned a bookingID which doubles as their groupID</text:span></text:p>
                </text:list-item>
                <text:list-item>
                  <text:p text:style-name="P6">Permissions are granted to the group and certain permissions are restricted based on age and height</text:p>
                </text:list-item>
                <text:list-item>
                  <text:p text:style-name="P6">The bookings allowed are based on physical inventory and availability</text:p>
                </text:list-item>
                <text:list-item>
                  <text:p text:style-name="P6">Bookings can be reviewed at any time and are organized by the bookingID</text:p>
                </text:list-item>
                <text:list-item>
                  <text:p text:style-name="P6">Users have the option to cancel up to 24 hours before the booking date</text:p>
                </text:list-item>
                <text:list-item>
                  <text:p text:style-name="P7">Users may submit what they believe is there experience level</text:p>
                </text:list-item>
                <text:list-item>
                  <text:p text:style-name="P7">When the experience is below a certain threshold we offer lessons</text:p>
                </text:list-item>
                <text:list-item>
                  <text:p text:style-name="P7">Based on skill level we can recommend a matching ski area of equal level and below</text:p>
                </text:list-item>
                <text:list-item>
                  <text:p text:style-name="P7">Danger zones are marked on a map</text:p>
                </text:list-item>
                <text:list-item>
                  <text:p text:style-name="P7">Review rules and regulations</text:p>
                </text:list-item>
              </text:list>
            </text:list-item>
            <text:list-item>
              <text:p text:style-name="P7">Services</text:p>
              <text:list>
                <text:list-item>
                  <text:p text:style-name="P7"><text:soft-page-break/>Spa</text:p>
                  <text:list>
                    <text:list-item>
                      <text:p text:style-name="P7">ages 12 and up</text:p>
                    </text:list-item>
                    <text:list-item>
                      <text:p text:style-name="P7">Hot tub</text:p>
                    </text:list-item>
                    <text:list-item>
                      <text:p text:style-name="P7">Sauna</text:p>
                    </text:list-item>
                    <text:list-item>
                      <text:p text:style-name="P7">Steam Room</text:p>
                    </text:list-item>
                    <text:list-item>
                      <text:p text:style-name="P7">Towel Services</text:p>
                    </text:list-item>
                    <text:list-item>
                      <text:p text:style-name="P7">Massages</text:p>
                    </text:list-item>
                  </text:list>
                </text:list-item>
                <text:list-item>
                  <text:p text:style-name="P7">Skiing/<text:span text:style-name="T2">snowboarding</text:span></text:p>
                  <text:list>
                    <text:list-item>
                      <text:p text:style-name="P7">Bunny Slopes</text:p>
                    </text:list-item>
                    <text:list-item>
                      <text:p text:style-name="P7">levels 2-5 various danger levels and warnings</text:p>
                      <text:list>
                        <text:list-item>
                          <text:p text:style-name="P7">Goes by honor system no real policing just recommendations</text:p>
                        </text:list-item>
                      </text:list>
                    </text:list-item>
                    <text:list-item>
                      <text:p text:style-name="P7">level 6 and up are off limits</text:p>
                      <text:list>
                        <text:list-item>
                          <text:p text:style-name="P7">various dangers and they are marked on a map as closed areas</text:p>
                        </text:list-item>
                        <text:list-item>
                          <text:p text:style-name="P8">weather tracking can raise danger levels once at 6 or higher they close down</text:p>
                        </text:list-item>
                      </text:list>
                    </text:list-item>
                  </text:list>
                </text:list-item>
                <text:list-item>
                  <text:p text:style-name="P7">Lodging</text:p>
                  <text:list>
                    <text:list-item>
                      <text:p text:style-name="P7">various levels split into two categories</text:p>
                      <text:list>
                        <text:list-item>
                          <text:p text:style-name="P7">Mountain view</text:p>
                          <text:list>
                            <text:list-item>
                              <text:p text:style-name="P9">100 rooms</text:p>
                            </text:list-item>
                          </text:list>
                        </text:list-item>
                        <text:list-item>
                          <text:p text:style-name="P7">Non-Mountain view</text:p>
                          <text:list>
                            <text:list-item>
                              <text:p text:style-name="P9">100 room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Breakfast services</text:p>
                    </text:list-item>
                  </text:list>
                </text:list-item>
                <text:list-item>
                  <text:p text:style-name="P9">Information Center/Welcome center</text:p>
                  <text:list>
                    <text:list-item>
                      <text:p text:style-name="P9">Maps</text:p>
                    </text:list-item>
                    <text:list-item>
                      <text:p text:style-name="P9">Supplies</text:p>
                    </text:list-item>
                    <text:list-item>
                      <text:p text:style-name="P9">Training Signup</text:p>
                    </text:list-item>
                    <text:list-item>
                      <text:p text:style-name="P9">Tours</text:p>
                    </text:list-item>
                    <text:list-item>
                      <text:p text:style-name="P9">Daycare</text:p>
                    </text:list-item>
                  </text:list>
                </text:list-item>
                <text:list-item>
                  <text:p text:style-name="P9">Year Round/Off season Services</text:p>
                  <text:list>
                    <text:list-item>
                      <text:p text:style-name="P9">Trails</text:p>
                      <text:list>
                        <text:list-item>
                          <text:p text:style-name="P9">bike</text:p>
                        </text:list-item>
                        <text:list-item>
                          <text:p text:style-name="P9">hiking</text:p>
                        </text:list-item>
                      </text:list>
                    </text:list-item>
                    <text:list-item>
                      <text:p text:style-name="P9">tours</text:p>
                    </text:list-item>
                    <text:list-item>
                      <text:p text:style-name="P9">camping</text:p>
                    </text:list-item>
                  </text:list>
                </text:list-item>
              </text:list>
            </text:list-item>
            <text:list-item>
              <text:p text:style-name="P10">Rental Packages</text:p>
              <text:list>
                <text:list-item>
                  <text:p text:style-name="P10">Ski/snowboard suppli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57ff8" officeooo:paragraph-rsid="00057ff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ki Resort Outline<text:tab/>v1.01.01<text:tab/>5/11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11T19:05:48.225000000</dc:date>
    <meta:editing-duration>PT36M42S</meta:editing-duration>
    <meta:editing-cycles>8</meta:editing-cycles>
    <meta:document-statistic meta:table-count="0" meta:image-count="0" meta:object-count="0" meta:page-count="2" meta:paragraph-count="69" meta:word-count="428" meta:character-count="2239" meta:non-whitespace-character-count="1947"/>
  </office:meta>
</office:document-meta>
</file>